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3804" officeooo:paragraph-rsid="0016380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dbb4d" officeooo:paragraph-rsid="0016380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normal" officeooo:rsid="001dbb4d" officeooo:paragraph-rsid="00163804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node deletion</text:p>
      <text:p text:style-name="P1"/>
      <text:p text:style-name="P3"><text:span text:style-name="T1">Description:</text:span><text:bookmark text:name="page3R_mcid410"/> The User deletes requested nodes. By doing so, directly connected edges are deleted<text:bookmark text:name="page3R_mcid510"/><text:line-break/>as well.</text:p>
      <text:p text:style-name="P3"><text:bookmark text:name="page3R_mcid84"/><text:bookmark text:name="page3R_mcid610"/><text:bookmark text:name="page3R_mcid710"/><text:line-break/><text:span text:style-name="T1">Actors:</text:span><text:bookmark text:name="page3R_mcid91"/> The User</text:p>
      <text:p text:style-name="P3"><text:bookmark text:name="page3R_mcid101"/><text:bookmark text:name="page3R_mcid111"/><text:bookmark text:name="page3R_mcid122"/><text:line-break/><text:span text:style-name="T1">Preconditions:</text:span><text:bookmark text:name="page3R_mcid132"/> The nodes set is not empty.</text:p>
      <text:p text:style-name="P3"><text:bookmark text:name="page3R_mcid142"/><text:bookmark text:name="page3R_mcid152"/><text:bookmark text:name="page3R_mcid162"/><text:line-break/><text:span text:style-name="T1">Postconditions:</text:span><text:bookmark text:name="page3R_mcid172"/> The set of nodes and set edges of<text:bookmark text:name="page3R_mcid182"/> the Graph are changed.</text:p>
      <text:p text:style-name="P3"><text:bookmark text:name="page3R_mcid192"/><text:bookmark text:name="page3R_mcid202"/><text:bookmark text:name="page3R_mcid212"/><text:line-break/><text:span text:style-name="T1">Main scenario:</text:span></text:p>
      <text:p text:style-name="P3"><text:span text:style-name="T2">1.User can delete the node using multiple ways:</text:span><text:line-break/><text:tab/>1.<text:bookmark text:name="page3R_mcid24"/><text:span text:style-name="T2">1</text:span> User writes in the name of the node that they want to delete in the appropriate field.<text:bookmark text:name="page3R_mcid252"/><text:bookmark text:name="page3R_mcid262"/><text:line-break/><text:tab/><text:tab/>1.1<text:bookmark text:name="page3R_mcid272"/>.<text:span text:style-name="T2">1</text:span> User clicks "Delete node" button.<text:bookmark text:name="page3R_mcid283"/><text:bookmark text:name="page3R_mcid29"/><text:line-break/><text:tab/><text:tab/><text:span text:style-name="T2">1.</text:span>1.2.<text:bookmark text:name="page3R_mcid30"/><text:bookmark text:name="page3R_mcid312"/> The node is deleted from the node set and removed from the graphic view.<text:bookmark text:name="page3R_mcid322"/><text:bookmark text:name="page3R_mcid332"/><text:bookmark text:name="page3R_mcid342"/><text:bookmark text:name="page3R_mcid352"/><text:line-break/><text:tab/><text:tab/><text:tab/><text:span text:style-name="T2">1.</text:span>1.2.1<text:bookmark text:name="page3R_mcid362"/> If th<text:bookmark text:name="page3R_mcid372"/>ere are edges connected to the node, they are deleted from the edge set and removed from the graphic view.<text:bookmark text:name="page3R_mcid422"/><text:bookmark text:name="page3R_mcid432"/><text:line-break/><text:tab/><text:span text:style-name="T2">1.</text:span>2.<text:bookmark text:name="page3R_mcid442"/> User right<text:bookmark text:name="page3R_mcid452"/>-<text:bookmark text:name="page3R_mcid462"/>clicks on the node that he wants to delete.<text:bookmark text:name="page3R_mcid472"/><text:bookmark text:name="page3R_mcid482"/><text:bookmark text:name="page3R_mcid492"/><text:bookmark text:name="page3R_mcid502"/><text:line-break/><text:tab/><text:tab/><text:span text:style-name="T2">1.</text:span>2.1.<text:bookmark text:name="page3R_mcid512"/><text:bookmark text:name="page3R_mcid522"/> User chooses "delete node" option.<text:bookmark text:name="page3R_mcid532"/><text:bookmark text:name="page3R_mcid542"/><text:bookmark text:name="page3R_mcid552"/><text:bookmark text:name="page3R_mcid562"/><text:line-break/><text:tab/><text:tab/><text:span text:style-name="T2">1.</text:span>2.2.<text:bookmark text:name="page3R_mcid572"/><text:bookmark text:name="page3R_mcid582"/> The node is deleted from the node set and removed from the graphic view.<text:bookmark text:name="page3R_mcid602"/><text:bookmark text:name="page3R_mcid592"/><text:bookmark text:name="page3R_mcid621"/><text:bookmark text:name="page3R_mcid612"/><text:line-break/><text:tab/><text:tab/><text:tab/><text:span text:style-name="T2">1.2</text:span>.2.1<text:bookmark text:name="page3R_mcid631"/> If there are edges connected to the node, they are deleted from the edge set and removed from the graphic view.<text:bookmark text:name="page3R_mcid681"/><text:bookmark text:name="page3R_mcid691"/><text:bookmark text:name="page3R_mcid701"/><text:line-break/><text:span text:style-name="T1">A</text:span><text:bookmark text:name="page3R_mcid711"/><text:span text:style-name="T1">lternative scenarios:</text:span><text:bookmark text:name="page3R_mcid721"/><text:bookmark text:name="page3R_mcid731"/><text:line-break/>•<text:bookmark text:name="page3R_mcid741"/> <text:span text:style-name="T1">Warning message display:</text:span><text:bookmark text:name="page3R_mcid751"/><text:bookmark text:name="page3R_mcid761"/> If there is no existing nodes, the warning message will<text:bookmark text:name="page3R_mcid771"/><text:line-break/>be displayed.<text:bookmark text:name="page3R_mcid781"/><text:bookmark text:name="page3R_mcid79"/><text:bookmark text:name="page3R_mcid80"/><text:line-break/><text:span text:style-name="T1">Additional information:</text:span><text:bookmark text:name="page3R_mcid81"/><text:span text:style-name="T1"> </text:span>Non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23:14.088159389</meta:creation-date>
    <dc:date>2022-11-27T22:23:50.360444558</dc:date>
    <meta:editing-duration>PT37S</meta:editing-duration>
    <meta:editing-cycles>1</meta:editing-cycles>
    <meta:document-statistic meta:table-count="0" meta:image-count="0" meta:object-count="0" meta:page-count="1" meta:paragraph-count="7" meta:word-count="189" meta:character-count="1121" meta:non-whitespace-character-count="919"/>
    <meta:generator>LibreOffice/6.4.7.2$Linux_X86_64 LibreOffice_project/40$Build-2</meta:generator>
  </office:meta>
</office:document-meta>
</file>